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ployMojo.deployWebap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DeployMojo.getBlockArtifactsAsMap( MavenProject project , Log lo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bstractDeployMojo.xpatch( final Map libraries , File [ ] xpatchFiles , final File basedir , Log lo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